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61af0"/>
    </style:style>
    <style:style style:name="P2" style:family="paragraph" style:parent-style-name="Preformatted_20_Text">
      <style:paragraph-properties fo:orphans="1" style:writing-mode="lr-tb"/>
      <style:text-properties officeooo:paragraph-rsid="00061af0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61af0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61af0"/>
    </style:style>
    <style:style style:name="P5" style:family="paragraph" style:parent-style-name="Text_20_body">
      <style:paragraph-properties fo:orphans="1"/>
      <style:text-properties officeooo:paragraph-rsid="00061af0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officeooo:paragraph-rsid="00061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ource_20_Text">Collatz-Octave Model: High Reynolds Number Turbulence Structuring</text:span></text:p>
      <text:p text:style-name="P1"><text:span text:style-name="Source_20_Text"/></text:p>
      <text:p text:style-name="P1"><text:span text:style-name="Source_20_Text"># Step 6: Refining Turbulence Analysis for Higher Reynolds Number Flows</text:span></text:p>
      <text:p text:style-name="P2"/>
      <text:p text:style-name="P2"><text:span text:style-name="Source_20_Text"># Define a function to simulate high Reynolds number turbulence using COM structuring</text:span></text:p>
      <text:p text:style-name="P2"><text:span text:style-name="Source_20_Text">def high_reynolds_turbulence(x, t, A=1, k=2*np.pi/10, omega=2*np.pi/5, Re=1000):</text:span></text:p>
      <text:p text:style-name="P2"><text:span text:style-name="Source_20_Text"><text:s text:c="4"/>"""Models high Reynolds number turbulence using COM's structured oscillatory framework."""</text:span></text:p>
      <text:p text:style-name="P2"><text:span text:style-name="Source_20_Text"><text:s text:c="4"/>return A * np.sin(k * x - omega * t) * np.exp(-1/Re * x) * np.cos(omega * t / Re)</text:span></text:p>
      <text:p text:style-name="P2"/>
      <text:p text:style-name="P2"><text:span text:style-name="Source_20_Text"># Generate high Reynolds number turbulence dataset</text:span></text:p>
      <text:p text:style-name="P2"><text:span text:style-name="Source_20_Text">Z_high_reynolds = high_reynolds_turbulence(X_exp, T_exp, Re=5000)</text:span></text:p>
      <text:p text:style-name="P2"/>
      <text:p text:style-name="P2"><text:span text:style-name="Source_20_Text"># Compute velocity gradients for refined turbulence analysis</text:span></text:p>
      <text:p text:style-name="P2"><text:span text:style-name="Source_20_Text">turbulence_high_Re_gradient_x = np.gradient(Z_high_reynolds, axis=0)</text:span></text:p>
      <text:p text:style-name="P2"><text:span text:style-name="Source_20_Text">turbulence_high_Re_gradient_t = np.gradient(Z_high_reynolds, axis=1)</text:span></text:p>
      <text:p text:style-name="P2"/>
      <text:p text:style-name="P2"><text:span text:style-name="Source_20_Text"># Compute total turbulence intensity for high Reynolds number flows</text:span></text:p>
      <text:p text:style-name="P2"><text:span text:style-name="Source_20_Text">turbulence_high_Re_intensity = np.sqrt(turbulence_high_Re_gradient_x**2 + turbulence_high_Re_gradient_t**2)</text:span></text:p>
      <text:p text:style-name="P2"/>
      <text:p text:style-name="P2"><text:span text:style-name="Source_20_Text"># Compute error between high Reynolds COM prediction and experimental turbulence</text:span></text:p>
      <text:p text:style-name="P2"><text:span text:style-name="Source_20_Text">mse_high_Re = mean_squared_error(turbulence_exp_flat, Z_high_reynolds.flatten())</text:span></text:p>
      <text:p text:style-name="P2"/>
      <text:p text:style-name="P2"><text:span text:style-name="Source_20_Text"># Plot high Reynolds number turbulence vs. experimental turbulence</text:span></text:p>
      <text:p text:style-name="P2"><text:span text:style-name="Source_20_Text">plt.figure(figsize=(12, 6))</text:span></text:p>
      <text:p text:style-name="P2"/>
      <text:p text:style-name="P2"><text:span text:style-name="Source_20_Text"># Plot experimental turbulence</text:span></text:p>
      <text:p text:style-name="P2"><text:span text:style-name="Source_20_Text">plt.subplot(1, 2, 1)</text:span></text:p>
      <text:p text:style-name="P2"><text:span text:style-name="Source_20_Text">plt.contourf(X_exp, T_exp, turbulence_exp_intensity, cmap="coolwarm", levels=50)</text:span></text:p>
      <text:p text:style-name="P2"><text:span text:style-name="Source_20_Text">plt.colorbar(label="Experimental Turbulence Intensity")</text:span></text:p>
      <text:p text:style-name="P2"><text:span text:style-name="Source_20_Text">plt.title("Real-World Experimental Turbulence (High Reynolds Number)")</text:span></text:p>
      <text:p text:style-name="P2"><text:span text:style-name="Source_20_Text">plt.xlabel("Space (X)")</text:span></text:p>
      <text:p text:style-name="P2"><text:span text:style-name="Source_20_Text">plt.ylabel("Time (T)")</text:span></text:p>
      <text:p text:style-name="P2"/>
      <text:p text:style-name="P2"><text:span text:style-name="Source_20_Text"># Plot COM predicted turbulence for high Reynolds number</text:span></text:p>
      <text:p text:style-name="P2"><text:span text:style-name="Source_20_Text">plt.subplot(1, 2, 2)</text:span></text:p>
      <text:p text:style-name="P2"><text:span text:style-name="Source_20_Text">plt.contourf(X_exp, T_exp, turbulence_high_Re_intensity, cmap="inferno", levels=50)</text:span></text:p>
      <text:p text:style-name="P2"><text:span text:style-name="Source_20_Text">plt.colorbar(label="COM Predicted Turbulence Intensity (High Re)")</text:span></text:p>
      <text:p text:style-name="P2"><text:span text:style-name="Source_20_Text">plt.title("Collatz-Octave Model: High Reynolds Number Turbulence Structuring")</text:span></text:p>
      <text:p text:style-name="P2"><text:span text:style-name="Source_20_Text">plt.xlabel("Space (X)")</text:span></text:p>
      <text:p text:style-name="P2"><text:span text:style-name="Source_20_Text">plt.ylabel("Time (T)")</text:span></text:p>
      <text:p text:style-name="P2"/>
      <text:p text:style-name="P2"><text:span text:style-name="Source_20_Text">plt.tight_layout()</text:span></text:p>
      <text:p text:style-name="P2"><text:span text:style-name="Source_20_Text">plt.show()</text:span></text:p>
      <text:p text:style-name="P2"/>
      <text:p text:style-name="P2"><text:span text:style-name="Source_20_Text"># Return refined validation metric for high Reynolds number flows</text:span></text:p>
      <text:p text:style-name="P3"><text:span text:style-name="Source_20_Text">mse_high_Re</text:span></text:p>
      <text:p text:style-name="P5">Result</text:p>
      <text:p text:style-name="P4">0.7934931424876086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5:33:34.786489383</meta:creation-date>
    <dc:date>2025-02-09T05:40:45.595864847</dc:date>
    <meta:editing-duration>PT7M11S</meta:editing-duration>
    <meta:editing-cycles>1</meta:editing-cycles>
    <meta:document-statistic meta:table-count="0" meta:image-count="0" meta:object-count="0" meta:page-count="1" meta:paragraph-count="37" meta:word-count="211" meta:character-count="1994" meta:non-whitespace-character-count="1812"/>
    <meta:generator>LibreOffice/24.2.7.2$Linux_X86_64 LibreOffice_project/420$Build-2</meta:generator>
  </office:meta>
</office:document-meta>
</file>